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2884" calcext:value-type="float">
            <text:p>26.12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6284" calcext:value-type="float">
            <text:p>26.65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578" calcext:value-type="float">
            <text:p>27.19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5028" calcext:value-type="float">
            <text:p>27.27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7956" calcext:value-type="float">
            <text:p>26.31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8708" calcext:value-type="float">
            <text:p>26.23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8252" calcext:value-type="float">
            <text:p>25.63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2288" calcext:value-type="float">
            <text:p>25.6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1972" calcext:value-type="float">
            <text:p>24.92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9596" calcext:value-type="float">
            <text:p>24.19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4668" calcext:value-type="float">
            <text:p>24.39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774" calcext:value-type="float">
            <text:p>23.82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2724" calcext:value-type="float">
            <text:p>24.84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2164" calcext:value-type="float">
            <text:p>24.17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921097514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